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32000001490D54A8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fo:min-height="1.1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64cm"/>
    </style:style>
    <style:style style:name="gr7" style:family="graphic" style:parent-style-name="standard" style:list-style-name="L4">
      <style:graphic-properties draw:stroke="none" draw:fill="none" fo:min-height="1.1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39cm"/>
    </style:style>
    <style:style style:name="gr9" style:family="graphic" style:parent-style-name="standard">
      <style:graphic-properties svg:stroke-width="0.05cm" svg:stroke-color="#ff0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4">
      <style:graphic-properties draw:stroke="none" draw:fill="none" fo:min-height="1.103cm"/>
    </style:style>
    <style:style style:name="gr12" style:family="graphic" style:parent-style-name="standard">
      <style:graphic-properties draw:stroke="none" draw:fill="none" fo:min-height="3.962cm"/>
    </style:style>
    <style:style style:name="gr13" style:family="graphic" style:parent-style-name="standard" style:list-style-name="L4">
      <style:graphic-properties draw:stroke="none" draw:fill="none" fo:min-height="1.103cm"/>
    </style:style>
    <style:style style:name="gr14" style:family="graphic" style:parent-style-name="standard">
      <style:graphic-properties draw:stroke="none" draw:fill="none" fo:min-height="0.933cm"/>
    </style:style>
    <style:style style:name="gr15" style:family="graphic" style:parent-style-name="standard">
      <style:graphic-properties draw:stroke="none" draw:fill="none" fo:min-height="1.78cm"/>
    </style:style>
    <style:style style:name="gr16" style:family="graphic" style:parent-style-name="standard" style:list-style-name="L4">
      <style:graphic-properties draw:stroke="none" draw:fill="none" fo:min-height="1.103cm"/>
    </style:style>
    <style:style style:name="gr17" style:family="graphic" style:parent-style-name="standard" style:list-style-name="L4">
      <style:graphic-properties draw:stroke="none" draw:fill="none" fo:min-height="1.103cm"/>
    </style:style>
    <style:style style:name="gr18" style:family="graphic" style:parent-style-name="standard">
      <style:graphic-properties draw:stroke="none" draw:fill="none" fo:min-height="0.75cm"/>
    </style:style>
    <style:style style:name="gr19" style:family="graphic" style:parent-style-name="standard">
      <style:graphic-properties draw:stroke="none" draw:fill="none" fo:min-height="3.25cm"/>
    </style:style>
    <style:style style:name="gr20" style:family="graphic" style:parent-style-name="standard" style:list-style-name="L4">
      <style:graphic-properties draw:stroke="none" draw:fill="none" fo:min-height="1.103cm"/>
    </style:style>
    <style:style style:name="pr1" style:family="presentation" style:parent-style-name="_31_-title">
      <style:graphic-properties draw:stroke="none" draw:fill="none" fo:min-height="1.695cm"/>
    </style:style>
    <style:style style:name="pr2" style:family="presentation" style:parent-style-name="_31_-notes">
      <style:graphic-properties draw:fill-color="#ffffff" draw:auto-grow-height="true" fo:min-height="10.461cm"/>
    </style:style>
    <style:style style:name="pr3" style:family="presentation" style:parent-style-name="_31_-notes">
      <style:graphic-properties draw:stroke="none" draw:fill="none" draw:fill-color="#00cc99" draw:textarea-horizontal-align="justify" draw:textarea-vertical-align="top" draw:auto-grow-height="true" draw:auto-grow-width="false" fo:min-height="11.99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_31_-title">
      <style:graphic-properties fo:min-height="1.815cm"/>
    </style:style>
    <style:style style:name="pr5" style:family="presentation" style:parent-style-name="_31_-notes">
      <style:graphic-properties draw:fill-color="#ffffff" fo:min-height="10.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color="#000000"/>
    </style:style>
    <style:style style:name="P6" style:family="paragraph">
      <style:text-properties fo:font-size="2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4c1900" fo:font-size="28pt" fo:font-weight="bold" style:font-size-asian="28pt" style:font-size-complex="28pt"/>
    </style:style>
    <style:style style:name="P9" style:family="paragraph">
      <style:text-properties fo:color="#800000" fo:font-size="18pt" fo:font-weight="bold" style:font-size-asian="18pt" style:font-size-complex="18pt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  <style:text-properties fo:color="#800000" fo:font-size="18pt" fo:font-weight="bold" style:font-size-asian="18pt" style:font-size-complex="18pt"/>
    </style:style>
    <style:style style:name="P13" style:family="paragraph">
      <style:paragraph-properties fo:text-align="center"/>
      <style:text-properties fo:color="#800000" fo:font-size="18pt" style:font-size-asian="18pt" style:font-size-complex="18pt"/>
    </style:style>
    <style:style style:name="P14" style:family="paragraph">
      <style:paragraph-properties fo:text-align="center" style:punctuation-wrap="hanging"/>
    </style:style>
    <style:style style:name="P15" style:family="paragraph">
      <style:text-properties fo:color="#800000"/>
    </style:style>
    <style:style style:name="P16" style:family="paragraph">
      <style:paragraph-properties fo:text-align="center"/>
      <style:text-properties fo:color="#4c1900" fo:font-size="28pt" fo:font-weight="bold" style:font-size-asian="28pt" style:font-size-complex="28pt"/>
    </style:style>
    <style:style style:name="P17" style:family="paragraph">
      <style:paragraph-properties fo:text-align="start"/>
      <style:text-properties fo:color="#800000" fo:font-size="18pt" fo:font-weight="bold" style:font-size-asian="18pt" style:font-size-complex="18pt"/>
    </style:style>
    <style:style style:name="P18" style:family="paragraph">
      <style:paragraph-properties fo:text-align="center"/>
      <style:text-properties fo:color="#0000ff" fo:font-size="26pt" fo:font-weight="bold" style:font-size-asian="26pt" style:font-size-complex="26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color="#4c1900" fo:font-size="28pt" fo:font-weight="bold" style:font-size-asian="28pt" style:font-size-complex="28pt"/>
    </style:style>
    <style:style style:name="T6" style:family="text">
      <style:text-properties fo:color="#800000" fo:font-size="18pt" fo:font-weight="bold" style:font-size-asian="18pt" style:font-size-complex="18pt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  <style:style style:name="T9" style:family="text">
      <style:text-properties fo:color="#800000" fo:font-size="22pt" style:text-underline-style="solid" style:text-underline-width="auto" style:text-underline-color="font-color" fo:font-weight="bold" style:font-size-asian="22pt" style:font-size-complex="22pt"/>
    </style:style>
    <style:style style:name="T10" style:family="text">
      <style:text-properties fo:color="#800000" fo:font-size="18pt" style:font-size-asian="18pt" style:font-size-complex="18pt"/>
    </style:style>
    <style:style style:name="T11" style:family="text">
      <style:text-properties fo:color="#800000" fo:font-family="Arial" style:font-family-generic="swiss" style:font-pitch="variable" fo:font-size="18pt" style:font-size-asian="18pt" style:font-family-complex="Mangal" style:font-family-generic-complex="system" style:font-pitch-complex="variable" style:font-size-complex="18pt"/>
    </style:style>
    <style:style style:name="T12" style:family="text">
      <style:text-properties fo:color="#800000"/>
    </style:style>
    <style:style style:name="T13" style:family="text">
      <style:text-properties fo:color="#800000" fo:font-size="22pt" fo:font-weight="bold" style:font-size-asian="22pt" style:font-size-complex="22pt"/>
    </style:style>
    <style:style style:name="T14" style:family="text">
      <style:text-properties fo:color="#800000" fo:font-size="20pt" fo:font-style="italic" fo:font-weight="bold" style:font-size-asian="20pt" style:font-style-asian="italic" style:font-size-complex="20pt" style:font-style-complex="italic"/>
    </style:style>
    <style:style style:name="T15" style:family="text">
      <style:text-properties fo:color="#800000" fo:font-size="20pt" fo:font-weight="bold" style:font-size-asian="20pt" style:font-size-complex="20pt"/>
    </style:style>
    <style:style style:name="T16" style:family="text">
      <style:text-properties fo:color="#280099" fo:font-size="20pt" fo:font-weight="bold" style:font-size-asian="20pt" style:font-size-complex="20pt"/>
    </style:style>
    <style:style style:name="T17" style:family="text">
      <style:text-properties fo:color="#0000ff" fo:font-size="26pt" fo:font-weight="bold" style:font-size-asian="26pt" style:font-size-complex="26pt"/>
    </style:style>
    <style:style style:name="T18" style:family="text">
      <style:text-properties fo:color="#0000ff" fo:font-family="Arial" style:font-style-name="Normal" style:font-family-generic="swiss" fo:font-size="26pt" fo:font-weight="bold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9" style:family="text">
      <style:text-properties fo:color="#0000ff" fo:font-family="Arial" style:font-family-generic="swiss" style:font-pitch="variable" fo:font-size="26pt" fo:font-weight="bold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Титул" draw:style-name="dp1" draw:master-page-name="_31_" presentation:presentation-page-layout-name="AL1T0">
        <office:forms form:automatic-focus="false" form:apply-design-mode="false"/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0cm" svg:y="14.035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presentation:style-name="pr1" draw:text-style-name="P5" draw:layer="layout" svg:width="9.882cm" svg:height="3.971cm" svg:x="8.618cm" svg:y="9.03cm">
          <draw:text-box>
            <text:p text:style-name="P1"><text:span text:style-name="T4">СТРУКТУРА КУРСА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" presentation:class="page"/>
          <draw:frame presentation:style-name="pr2" draw:text-style-name="P6" draw:layer="layout" svg:width="12.81cm" svg:height="10.461cm" svg:x="2.866cm" svg:y="12.954cm" presentation:class="notes" presentation:placeholder="true">
            <draw:text-box/>
          </draw:frame>
        </presentation:notes>
      </draw:page>
      <draw:page draw:name="    Пакетизация идет с конца 80-х гг." draw:style-name="dp3" draw:master-page-name="_31_" presentation:presentation-page-layout-name="AL2T1">
        <office:forms form:automatic-focus="false" form:apply-design-mode="false"/>
        <draw:frame draw:style-name="gr4" draw:text-style-name="P8" draw:layer="layout" svg:width="25.3cm" svg:height="1.436cm" svg:x="0.1cm" svg:y="1.952cm">
          <draw:text-box>
            <text:p text:style-name="P7"><text:span text:style-name="T5">Структура двухдневного курса</text:span></text:p>
          </draw:text-box>
        </draw:frame>
        <draw:frame draw:style-name="gr5" draw:text-style-name="P9" draw:layer="layout" svg:width="2.437cm" svg:height="1.013cm" svg:x="2.901cm" svg:y="3.901cm">
          <draw:text-box>
            <text:p><text:span text:style-name="T6">День I</text:span></text:p>
          </draw:text-box>
        </draw:frame>
        <draw:frame draw:style-name="gr5" draw:text-style-name="P9" draw:layer="layout" svg:width="2.614cm" svg:height="1.013cm" svg:x="18.701cm" svg:y="3.802cm">
          <draw:text-box>
            <text:p><text:span text:style-name="T6">День II</text:span></text:p>
          </draw:text-box>
        </draw:frame>
        <draw:frame draw:style-name="gr5" draw:text-style-name="P9" draw:layer="layout" svg:width="8.456cm" svg:height="1.013cm" svg:x="1.301cm" svg:y="5.302cm">
          <draw:text-box>
            <text:p><text:span text:style-name="T6">1. Введение, обзор курса</text:span></text:p>
          </draw:text-box>
        </draw:frame>
        <draw:frame draw:style-name="gr5" draw:text-style-name="P9" draw:layer="layout" svg:width="8.554cm" svg:height="1.013cm" svg:x="1.302cm" svg:y="6.403cm">
          <draw:text-box>
            <text:p><text:span text:style-name="T6">2.1 Системное окружение</text:span></text:p>
          </draw:text-box>
        </draw:frame>
        <draw:frame draw:style-name="gr5" draw:text-style-name="P9" draw:layer="layout" svg:width="9.244cm" svg:height="1.775cm" svg:x="1.302cm" svg:y="7.504cm">
          <draw:text-box>
            <text:p><text:span text:style-name="T6">2.2 Подготовка геометрии и</text:span><text:span text:style-name="T6"><text:line-break/></text:span><text:span text:style-name="T6"> сетки - SALOME</text:span></text:p>
          </draw:text-box>
        </draw:frame>
        <draw:frame draw:style-name="gr5" draw:text-style-name="P9" draw:layer="layout" svg:width="10.345cm" svg:height="1.013cm" svg:x="1.303cm" svg:y="9.405cm">
          <draw:text-box>
            <text:p><text:span text:style-name="T6">2.3 Решение задач - OpenFOAM</text:span></text:p>
          </draw:text-box>
        </draw:frame>
        <draw:frame draw:style-name="gr5" draw:text-style-name="P9" draw:layer="layout" svg:width="11.356cm" svg:height="1.013cm" svg:x="1.304cm" svg:y="10.506cm">
          <draw:text-box>
            <text:p><text:span text:style-name="T6">2.4 Анализ результатов - ParaView</text:span></text:p>
          </draw:text-box>
        </draw:frame>
        <draw:frame draw:style-name="gr5" draw:text-style-name="P9" draw:layer="layout" svg:width="13.312cm" svg:height="1.013cm" svg:x="1.304cm" svg:y="11.807cm">
          <draw:text-box>
            <text:p><text:span text:style-name="T6">2.5 Технологическая платформа UniHUB</text:span></text:p>
          </draw:text-box>
        </draw:frame>
        <draw:frame draw:style-name="gr5" draw:text-style-name="P9" draw:layer="layout" svg:width="9.422cm" svg:height="2.537cm" svg:x="1.305cm" svg:y="12.908cm">
          <draw:text-box>
            <text:p><text:span text:style-name="T6">3. Лабораторные работы — </text:span><text:span text:style-name="T6"><text:line-break/></text:span><text:span text:style-name="T6">разбор примеров</text:span><text:span text:style-name="T6"><text:line-break/></text:span><text:span text:style-name="T6">из OpenFOAM</text:span></text:p>
          </draw:text-box>
        </draw:frame>
        <draw:frame draw:style-name="gr6" draw:text-style-name="P9" draw:layer="layout" svg:width="7.186cm" svg:height="8.633cm" svg:x="16.525cm" svg:y="4.972cm">
          <draw:text-box>
            <text:p><text:span text:style-name="T6">Лабораторные работы — разбор примеров типичных задач:</text:span></text:p>
            <text:p><text:span text:style-name="T6"/></text:p>
            <text:p><text:span text:style-name="T6">а) обтекание бруса</text:span></text:p>
            <text:p><text:span text:style-name="T6">б) обтекание цилиндра</text:span></text:p>
            <text:p><text:span text:style-name="T6">в) обтекание сферы</text:span></text:p>
            <text:p><text:span text:style-name="T6">г) течение в канале с поворотом</text:span></text:p>
          </draw:text-box>
        </draw:frame>
        <draw:frame draw:style-name="gr5" draw:text-style-name="P9" draw:layer="layout" svg:width="4.376cm" svg:height="1.013cm" svg:x="16.7cm" svg:y="13.287cm">
          <draw:text-box>
            <text:p><text:span text:style-name="T6">Завершение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2" presentation:class="page"/>
          <draw:frame presentation:style-name="pr3" draw:text-style-name="P11" draw:layer="layout" svg:width="14.821cm" svg:height="15.157cm" svg:x="1.481cm" svg:y="13.617cm" presentation:class="notes" presentation:user-transformed="true">
            <draw:text-box>
              <text:list text:style-name="L3">
                <text:list-header>
                  <text:p text:style-name="P10"><text:span text:style-name="T7">Чепмен в Драйденовской лекции 1979г отмечал две стороны </text:span><text:span text:style-name="T8">CFD – </text:span><text:span text:style-name="T7">компьютеры (сейчас они так называются) и мат.обеспечение. Пакеты, придуманные Сполдингом, завоевали признание у пользователей всего мира, особенно с появлением персоналок. Однако коммерциализация и монополизация направления привела к осознанию несвободы пользователя, его отделения от инструмента, невозможности оказывать влияние на него. Несомненна слабость позиций российских специализированных пакетов.</text:span></text:p>
                </text:list-header>
              </text:list>
            </draw:text-box>
          </draw:frame>
        </presentation:notes>
      </draw:page>
      <draw:page draw:name="page3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7" draw:text-style-name="P8" draw:layer="layout" svg:width="25.3cm" svg:height="2.621cm" svg:x="0.1cm" svg:y="1.952cm">
          <draw:text-box>
            <text:p text:style-name="P7"><text:span text:style-name="T5">Система контроля версий SVN — Одна из ключевых технологий UniHUB</text:span></text:p>
          </draw:text-box>
        </draw:frame>
        <draw:frame draw:style-name="gr8" draw:text-style-name="P12" draw:layer="layout" svg:width="23.5cm" svg:height="1.944cm" svg:x="1cm" svg:y="4.602cm">
          <draw:text-box>
            <text:p text:style-name="P1"><text:span text:style-name="T6">SVN — </text:span><text:span text:style-name="T9">S</text:span><text:span text:style-name="T6">ub</text:span><text:span text:style-name="T9">V</text:span><text:span text:style-name="T6">ersio</text:span><text:span text:style-name="T9">N</text:span><text:span text:style-name="T6"> — открытая система контроля изменений, её клиент может работать под любой ОС, включая Windows</text:span></text:p>
          </draw:text-box>
        </draw:frame>
        <draw:custom-shape draw:style-name="gr9" draw:text-style-name="P13" xml:id="id1" draw:id="id1" draw:layer="layout" svg:width="4.5cm" svg:height="4.5cm" svg:x="1.7cm" svg:y="8.7cm">
          <text:p text:style-name="P1"><text:span text:style-name="T10">Польз-</text:span><text:span text:style-name="T10"><text:line-break/></text:span><text:span text:style-name="T10">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2" draw:id="id2" draw:layer="layout" svg:width="4.5cm" svg:height="4.5cm" svg:x="19.7cm" svg:y="8.7cm">
          <text:p text:style-name="P14"><text:span text:style-name="T11">SVN</text:span><text:span text:style-name="T11"><text:line-break/></text:span><text:span text:style-name="T11">серв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5" draw:layer="layout" svg:width="9.858cm" svg:height="1.013cm" svg:x="8.6cm" svg:y="7.1cm">
          <draw:text-box>
            <text:p><text:span text:style-name="T12">1. Запрос на получение данных</text:span></text:p>
          </draw:text-box>
        </draw:frame>
        <draw:connector draw:style-name="gr10" draw:layer="layout" draw:type="curve" svg:x1="3.95cm" svg:y1="8.7cm" svg:x2="21.95cm" svg:y2="8.7cm" draw:start-shape="id1" draw:start-glue-point="4" draw:end-shape="id2" svg:d="m3950 8700c0-787 18000-787 18000 0">
          <text:p/>
        </draw:connector>
        <draw:connector draw:style-name="gr10" draw:layer="layout" draw:type="curve" draw:line-skew="1.352cm" svg:x1="21.95cm" svg:y1="8.7cm" svg:x2="5.541cm" svg:y2="9.359cm" draw:start-shape="id2" draw:start-glue-point="4" draw:end-shape="id1" draw:end-glue-point="11" svg:d="m21950 8700c0 1240-16409 911-16409 659">
          <text:p/>
        </draw:connector>
        <draw:frame draw:style-name="gr5" draw:text-style-name="P15" draw:layer="layout" svg:width="10.916cm" svg:height="1.013cm" svg:x="8.001cm" svg:y="8.601cm">
          <draw:text-box>
            <text:p><text:span text:style-name="T12">Создание локальной копии данных</text:span></text:p>
          </draw:text-box>
        </draw:frame>
        <draw:connector draw:style-name="gr10" draw:text-style-name="P15" draw:layer="layout" draw:type="curve" svg:x1="6.2cm" svg:y1="10.95cm" svg:x2="19.7cm" svg:y2="10.95cm" draw:start-shape="id1" draw:start-glue-point="10" draw:end-shape="id2" draw:end-glue-point="6" svg:d="m6200 10950h13500">
          <text:p/>
        </draw:connector>
        <draw:frame draw:style-name="gr5" draw:text-style-name="P15" draw:layer="layout" svg:width="12.343cm" svg:height="1.013cm" svg:x="7.201cm" svg:y="10.001cm">
          <draw:text-box>
            <text:p><text:span text:style-name="T12">2. Регистрация изменений в хранилище</text:span></text:p>
          </draw:text-box>
        </draw:frame>
        <draw:connector draw:style-name="gr10" draw:text-style-name="P15" draw:layer="layout" draw:type="curve" svg:x1="20.359cm" svg:y1="12.541cm" svg:x2="5.541cm" svg:y2="12.541cm" draw:start-shape="id2" draw:start-glue-point="7" draw:end-shape="id1" draw:end-glue-point="9" svg:d="m20359 12541h-14818">
          <text:p/>
        </draw:connector>
        <draw:frame draw:style-name="gr5" draw:text-style-name="P15" draw:layer="layout" svg:width="10.048cm" svg:height="1.013cm" svg:x="8.3cm" svg:y="11.587cm">
          <draw:text-box>
            <text:p><text:span text:style-name="T12">3. Обновление локальной копии</text:span></text:p>
          </draw:text-box>
        </draw:frame>
        <draw:connector draw:style-name="gr10" draw:layer="layout" draw:type="curve" draw:line-skew="1.156cm" svg:x1="3.95cm" svg:y1="13.2cm" svg:x2="21.95cm" svg:y2="13.2cm" draw:start-shape="id1" draw:start-glue-point="8" draw:end-shape="id2" draw:end-glue-point="8" svg:d="m3950 13200c0 2521 18000 2521 18000 0">
          <text:p/>
        </draw:connector>
        <draw:frame draw:style-name="gr5" draw:text-style-name="P15" draw:layer="layout" svg:width="14.036cm" svg:height="1.013cm" svg:x="6.5cm" svg:y="13.588cm">
          <draw:text-box>
            <text:p><text:span text:style-name="T12">4. Изменение структуры данных в хранилище</text:span></text:p>
          </draw:text-box>
        </draw:frame>
        <draw:connector draw:style-name="gr10" draw:layer="layout" draw:type="curve" draw:line-skew="2.992cm" svg:x1="23.541cm" svg:y1="12.541cm" svg:x2="2.359cm" svg:y2="12.541cm" draw:start-shape="id2" draw:start-glue-point="9" draw:end-shape="id1" draw:end-glue-point="7" svg:d="m23541 12541c0 6264-21182 6264-21182 0">
          <text:p/>
        </draw:connector>
        <draw:frame draw:style-name="gr5" draw:text-style-name="P15" draw:layer="layout" svg:width="10.048cm" svg:height="1.013cm" svg:x="8.5cm" svg:y="15.788cm">
          <draw:text-box>
            <text:p><text:span text:style-name="T12">5. Обновление локальной копии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3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4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11" draw:text-style-name="P16" draw:layer="layout" svg:width="25.3cm" svg:height="1.436cm" svg:x="0.1cm" svg:y="1.953cm">
          <draw:text-box>
            <text:p text:style-name="P7"><text:span text:style-name="T5">Основные команды SVN</text:span></text:p>
          </draw:text-box>
        </draw:frame>
        <draw:frame draw:style-name="gr12" draw:text-style-name="P17" draw:layer="layout" svg:width="25.4cm" svg:height="4.399cm" svg:x="0cm" svg:y="3.388cm">
          <draw:text-box>
            <text:p text:style-name="P7"><text:span text:style-name="T6">Получение справки:</text:span></text:p>
            <text:p text:style-name="P7"><text:span text:style-name="T13">svn help</text:span></text:p>
            <text:p text:style-name="P7"><text:span text:style-name="T6"/></text:p>
            <text:p text:style-name="P7"><text:span text:style-name="T6">Получение справки для команды svn:</text:span></text:p>
            <text:p text:style-name="P7"><text:span text:style-name="T13">svn help &lt;имя_команды&gt;</text:span></text:p>
          </draw:text-box>
        </draw:frame>
        <draw:frame draw:style-name="gr12" draw:text-style-name="P17" draw:layer="layout" svg:width="25.4cm" svg:height="7.534cm" svg:x="0cm" svg:y="8.489cm">
          <draw:text-box>
            <text:p text:style-name="P1"><text:span text:style-name="T14">Команды основного цикла</text:span></text:p>
            <text:p text:style-name="P7"><text:span text:style-name="T6">1) Запрос на получение копии</text:span></text:p>
            <text:p text:style-name="P7"><text:span text:style-name="T15">svn checkout &lt;имя_сервера&gt;/&lt;путь_к_данным&gt;</text:span></text:p>
            <text:p text:style-name="P7"><text:span text:style-name="T6">2) Регистрация локальных изменений в хранилище</text:span></text:p>
            <text:p text:style-name="P7"><text:span text:style-name="T15">svn commit</text:span></text:p>
            <text:p text:style-name="P7"><text:span text:style-name="T6">3) Обновление локальной копии</text:span></text:p>
            <text:p text:style-name="P7"><text:span text:style-name="T15">svn update</text:span></text:p>
            <text:p text:style-name="P7"><text:span text:style-name="T6">4) Изменений структуры данных хранилища</text:span></text:p>
            <text:p text:style-name="P7"><text:span text:style-name="T15">svn add, svn del</text:span></text:p>
          </draw:text-box>
        </draw:frame>
        <draw:frame draw:style-name="gr6" draw:text-style-name="P17" draw:layer="layout" svg:width="23.791cm" svg:height="1.182cm" svg:x="0.209cm" svg:y="16.672cm">
          <draw:text-box>
            <text:p text:style-name="P7"><text:span text:style-name="T6">В ~/.bashrc вставить строку </text:span><text:span text:style-name="T13">export EDITOR=/usr/bin/mcedit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4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5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13" draw:text-style-name="P16" draw:layer="layout" svg:width="25.3cm" svg:height="1.436cm" svg:x="0.1cm" svg:y="1.953cm">
          <draw:text-box>
            <text:p text:style-name="P7"><text:span text:style-name="T5">Структура материалов курса</text:span></text:p>
          </draw:text-box>
        </draw:frame>
        <draw:frame draw:style-name="gr14" draw:text-style-name="P17" draw:layer="layout" svg:width="25.4cm" svg:height="2.029cm" svg:x="0cm" svg:y="3.817cm">
          <draw:text-box>
            <text:p text:style-name="P7"><text:span text:style-name="T13">Все материалы курса хранятся в SVN</text:span></text:p>
            <text:p text:style-name="P7"><text:span text:style-name="T15"><text:a xlink:href="https://unihub.ru/tools/unicfdc1/svn/trunk/">https://unihub.ru/tools/unicfdc1/svn/trunk/</text:a></text:span></text:p>
          </draw:text-box>
        </draw:frame>
        <draw:frame draw:style-name="gr14" draw:text-style-name="P17" draw:layer="layout" svg:width="23.202cm" svg:height="2.029cm" svg:x="2.398cm" svg:y="5.865cm">
          <draw:text-box>
            <text:p text:style-name="P7"><text:span text:style-name="T13">Иллюстрации курса</text:span></text:p>
            <text:p text:style-name="P7"><text:span text:style-name="T15"><text:a xlink:href="https://unihub.ru/tools/unicfdc1/svn/trunk/Figures">https://unihub.ru/tools/unicfdc1/svn/trunk/Figures</text:a></text:span></text:p>
          </draw:text-box>
        </draw:frame>
        <draw:frame draw:style-name="gr15" draw:text-style-name="P17" draw:layer="layout" svg:width="17.215cm" svg:height="2.03cm" svg:x="2.311cm" svg:y="7.741cm">
          <draw:text-box>
            <text:p text:style-name="P7"><text:span text:style-name="T13">Файлы (лабораторные работы)</text:span></text:p>
            <text:p text:style-name="P7"><text:span text:style-name="T15"><text:a xlink:href="https://unihub.ru/tools/unicfdc1/svn/trunk/Files">https://unihub.ru/tools/unicfdc1/svn/trunk/Files</text:a></text:span></text:p>
          </draw:text-box>
        </draw:frame>
        <draw:frame draw:style-name="gr15" draw:text-style-name="P17" draw:layer="layout" svg:width="17.215cm" svg:height="2.03cm" svg:x="2.312cm" svg:y="9.741cm">
          <draw:text-box>
            <text:p text:style-name="P7"><text:span text:style-name="T13">Презентации в формате OpenDocument</text:span></text:p>
            <text:p text:style-name="P7"><text:span text:style-name="T15"><text:a xlink:href="https://unihub.ru/tools/unicfdc1/svn/trunk/Odp">https://unihub.ru/tools/unicfdc1/svn/trunk/Odp</text:a></text:span></text:p>
          </draw:text-box>
        </draw:frame>
        <draw:frame draw:style-name="gr15" draw:text-style-name="P17" draw:layer="layout" svg:width="22.687cm" svg:height="2.03cm" svg:x="2.313cm" svg:y="11.741cm">
          <draw:text-box>
            <text:p text:style-name="P7"><text:span text:style-name="T13">Методические материалы в формате OpenDocument</text:span></text:p>
            <text:p text:style-name="P7"><text:span text:style-name="T15"><text:a xlink:href="https://unihub.ru/tools/unicfdc1/svn/trunk/Odt">https://unihub.ru/tools/unicfdc1/svn/trunk/Odt</text:a></text:span></text:p>
          </draw:text-box>
        </draw:frame>
        <draw:frame draw:style-name="gr15" draw:text-style-name="P17" draw:layer="layout" svg:width="22.687cm" svg:height="2.03cm" svg:x="2.314cm" svg:y="13.741cm">
          <draw:text-box>
            <text:p text:style-name="P7"><text:span text:style-name="T13">Презентации в формате PDF</text:span></text:p>
            <text:p text:style-name="P7"><text:span text:style-name="T15"><text:a xlink:href="https://unihub.ru/tools/unicfdc1/svn/trunk/Pdf">https://unihub.ru/tools/unicfdc1/svn/trunk/Pdf</text:a></text:span></text:p>
          </draw:text-box>
        </draw:frame>
        <draw:frame draw:style-name="gr15" draw:text-style-name="P17" draw:layer="layout" svg:width="22.687cm" svg:height="2.03cm" svg:x="2.315cm" svg:y="15.641cm">
          <draw:text-box>
            <text:p text:style-name="P7"><text:span text:style-name="T13">Презентации в формате Flash</text:span></text:p>
            <text:p text:style-name="P7"><text:span text:style-name="T15"><text:a xlink:href="https://unihub.ru/tools/unicfdc1/svn/trunk/Swf">https://unihub.ru/tools/unicfdc1/svn/trunk/Swf</text:a>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5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6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16" draw:text-style-name="P16" draw:layer="layout" svg:width="25.3cm" svg:height="1.436cm" svg:x="0.1cm" svg:y="1.953cm">
          <draw:text-box>
            <text:p text:style-name="P7"><text:span text:style-name="T5">Чтобы получить эти материалы нужно</text:span></text:p>
          </draw:text-box>
        </draw:frame>
        <draw:frame draw:style-name="gr14" draw:text-style-name="P17" draw:layer="layout" svg:width="25.241cm" svg:height="2.113cm" svg:x="0.159cm" svg:y="4cm">
          <draw:text-box>
            <text:p text:style-name="P7"><text:span text:style-name="T13">Не обязательно из UniHUB, а из любого SVN клиента, например, из командной строки ввести:</text:span></text:p>
          </draw:text-box>
        </draw:frame>
        <draw:frame draw:style-name="gr14" draw:text-style-name="P17" draw:layer="layout" svg:width="23.202cm" svg:height="2.029cm" svg:x="2.399cm" svg:y="6.165cm">
          <draw:text-box>
            <text:p text:style-name="P7"><text:span text:style-name="T13">Иллюстрации курса</text:span></text:p>
            <text:p text:style-name="P7"><text:span text:style-name="T16">svn checkout </text:span><text:span text:style-name="T15"><text:a xlink:href="https://unihub.ru/tools/unicfdc1/svn/trunk/Figures">https://unihub.ru/tools/unicfdc1/svn/trunk/Figures</text:a></text:span></text:p>
          </draw:text-box>
        </draw:frame>
        <draw:frame draw:style-name="gr15" draw:text-style-name="P17" draw:layer="layout" svg:width="23.188cm" svg:height="2.03cm" svg:x="2.312cm" svg:y="8.041cm">
          <draw:text-box>
            <text:p text:style-name="P7"><text:span text:style-name="T13">Файлы (лабораторные работы)</text:span></text:p>
            <text:p text:style-name="P7"><text:span text:style-name="T16">svn checkout </text:span><text:span text:style-name="T15"><text:a xlink:href="https://unihub.ru/tools/unicfdc1/svn/trunk/Files">https://unihub.ru/tools/unicfdc1/svn/trunk/Files</text:a></text:span></text:p>
          </draw:text-box>
        </draw:frame>
        <draw:frame draw:style-name="gr15" draw:text-style-name="P17" draw:layer="layout" svg:width="23.087cm" svg:height="2.03cm" svg:x="2.313cm" svg:y="10.041cm">
          <draw:text-box>
            <text:p text:style-name="P7"><text:span text:style-name="T13">Презентации в формате OpenDocument</text:span></text:p>
            <text:p text:style-name="P7"><text:span text:style-name="T16">svn checkout </text:span><text:span text:style-name="T15"><text:a xlink:href="https://unihub.ru/tools/unicfdc1/svn/trunk/Odp">https://unihub.ru/tools/unicfdc1/svn/trunk/Odp</text:a></text:span></text:p>
          </draw:text-box>
        </draw:frame>
        <draw:frame draw:style-name="gr15" draw:text-style-name="P17" draw:layer="layout" svg:width="22.687cm" svg:height="2.03cm" svg:x="2.314cm" svg:y="12.041cm">
          <draw:text-box>
            <text:p text:style-name="P7"><text:span text:style-name="T13">Методические материалы в формате OpenDocument</text:span></text:p>
            <text:p text:style-name="P7"><text:span text:style-name="T16">svn checkout </text:span><text:span text:style-name="T15"><text:a xlink:href="https://unihub.ru/tools/unicfdc1/svn/trunk/Odt">https://unihub.ru/tools/unicfdc1/svn/trunk/Odt</text:a></text:span></text:p>
          </draw:text-box>
        </draw:frame>
        <draw:frame draw:style-name="gr15" draw:text-style-name="P17" draw:layer="layout" svg:width="22.687cm" svg:height="2.03cm" svg:x="2.315cm" svg:y="14.041cm">
          <draw:text-box>
            <text:p text:style-name="P7"><text:span text:style-name="T13">Презентации в формате PDF</text:span></text:p>
            <text:p text:style-name="P7"><text:span text:style-name="T16">svn checkout </text:span><text:span text:style-name="T15"><text:a xlink:href="https://unihub.ru/tools/unicfdc1/svn/trunk/Pdf">https://unihub.ru/tools/unicfdc1/svn/trunk/Pdf</text:a></text:span></text:p>
          </draw:text-box>
        </draw:frame>
        <draw:frame draw:style-name="gr15" draw:text-style-name="P17" draw:layer="layout" svg:width="22.687cm" svg:height="2.03cm" svg:x="2.316cm" svg:y="15.941cm">
          <draw:text-box>
            <text:p text:style-name="P7"><text:span text:style-name="T13">Презентации в формате Flash</text:span></text:p>
            <text:p text:style-name="P7"><text:span text:style-name="T16">svn checkout </text:span><text:span text:style-name="T15"><text:a xlink:href="https://unihub.ru/tools/unicfdc1/svn/trunk/Swf">https://unihub.ru/tools/unicfdc1/svn/trunk/Swf</text:a>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6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7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17" draw:text-style-name="P16" draw:layer="layout" svg:width="25.3cm" svg:height="1.436cm" svg:x="0.1cm" svg:y="1.953cm">
          <draw:text-box>
            <text:p text:style-name="P7"><text:span text:style-name="T5">Обратная связь</text:span></text:p>
          </draw:text-box>
        </draw:frame>
        <draw:frame draw:style-name="gr18" draw:text-style-name="P17" draw:layer="layout" svg:width="25.338cm" svg:height="6.768cm" svg:x="0.062cm" svg:y="4cm">
          <draw:text-box>
            <text:p text:style-name="P7"><text:span text:style-name="T13">Сегодня важны и нужны:</text:span></text:p>
            <text:p text:style-name="P7"><text:span text:style-name="T13"/></text:p>
            <text:p text:style-name="P7"><text:span text:style-name="T13">а) Обратная связь (конструктивная критика)</text:span></text:p>
            <text:p text:style-name="P7"><text:span text:style-name="T13">б) Инициатива (участие в исправлении ошибок, мелких и методических)</text:span></text:p>
            <text:p text:style-name="P7"><text:span text:style-name="T13">в) Распространение курса для широкой аудитории</text:span></text:p>
            <text:p text:style-name="P7"><text:span text:style-name="T13">г) ???</text:span></text:p>
          </draw:text-box>
        </draw:frame>
        <draw:frame draw:style-name="gr19" draw:text-style-name="P18" draw:layer="layout" svg:width="25.4cm" svg:height="3.5cm" svg:x="0cm" svg:y="12.7cm">
          <draw:text-box>
            <text:p text:style-name="P1"><text:span text:style-name="T17">Спасибо за внимание, но это не всё. Следующий слайд — для тех кто выдержит курс до конца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7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8" draw:style-name="dp3" draw:master-page-name="_31_" presentation:presentation-page-layout-name="AL2T1">
        <office:forms form:automatic-focus="false" form:apply-design-mode="false"/>
        <draw:frame presentation:style-name="pr4" draw:layer="layout" svg:width="22.679cm" svg:height="1.815cm" svg:x="1.814cm" svg:y="-3.628cm" presentation:class="title" presentation:placeholder="true">
          <draw:text-box/>
        </draw:frame>
        <draw:frame draw:style-name="gr20" draw:text-style-name="P16" draw:layer="layout" svg:width="25.3cm" svg:height="1.436cm" svg:x="0.1cm" svg:y="1.953cm">
          <draw:text-box>
            <text:p text:style-name="P7"><text:span text:style-name="T5">Конструктивная критика</text:span></text:p>
          </draw:text-box>
        </draw:frame>
        <draw:frame draw:style-name="gr14" draw:text-style-name="P17" draw:layer="layout" svg:width="25.4cm" svg:height="12.864cm" svg:x="0cm" svg:y="3.817cm">
          <draw:text-box>
            <text:p text:style-name="P7"><text:span text:style-name="T13">Времени всегда мало, а хочется успеть многое, поэтому:</text:span></text:p>
            <text:p text:style-name="P7"><text:span text:style-name="T13"/></text:p>
            <text:p text:style-name="P7"><text:span text:style-name="T6">а) курсу нужна систематизация материалов</text:span></text:p>
            <text:p text:style-name="P7"><text:span text:style-name="T6">б) перевод материалов на русский язык</text:span></text:p>
            <text:p text:style-name="P7"><text:span text:style-name="T6">в) методическое пособие</text:span></text:p>
            <text:p text:style-name="P7"><text:span text:style-name="T6">г) материалы-памятки</text:span></text:p>
            <text:p text:style-name="P7"><text:span text:style-name="T6">д) материалы по Linux</text:span></text:p>
            <text:p text:style-name="P7"><text:span text:style-name="T6">е) оптимальное соотношение преподавателей на число слушателей</text:span></text:p>
            <text:p text:style-name="P7"><text:span text:style-name="T6">ж) методика оценки курса — тестирование</text:span></text:p>
            <text:p text:style-name="P7"><text:span text:style-name="T6">з) распространение в академической и промышленной среде</text:span></text:p>
            <text:p text:style-name="P7"><text:span text:style-name="T9">и) расширенный курс</text:span></text:p>
            <text:p text:style-name="P7"><text:span text:style-name="T6">к) связь примеров с актуальными, часто решаемыми задачами</text:span></text:p>
            <text:p text:style-name="P7"><text:span text:style-name="T6"/></text:p>
            <text:p text:style-name="P7"><text:span text:style-name="T18">α</text:span><text:span text:style-name="T19">-</text:span><text:span text:style-name="T18">ω</text:span><text:span text:style-name="T19">) ВАШИ ПРЕДЛОЖЕНИЯ, ДОПОЛНИТЕЛЬНЫЕ ВОПРОСЫ</text:span></text:p>
          </draw:text-box>
        </draw:frame>
        <presentation:notes draw:style-name="dp4">
          <draw:page-thumbnail draw:style-name="gr3" draw:layer="layout" svg:width="12.093cm" svg:height="9.424cm" svg:x="3.218cm" svg:y="2.615cm" draw:page-number="8" presentation:class="page"/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-background" style:display-name="1-background" style:family="presentation">
      <style:graphic-properties draw:stroke="none" draw:fill="none" draw:fill-color="#cccc99" draw:fill-image-width="1cm" draw:fill-image-height="1cm"/>
    </style:style>
    <style:style style:name="_31_-backgroundobjects" style:display-name="1-backgroundobjects" style:family="presentation">
      <style:graphic-properties draw:shadow="hidden" draw:shadow-offset-x="0.3cm" draw:shadow-offset-y="0.3cm" draw:shadow-color="#808080"/>
    </style:style>
    <style:style style:name="_31_-notes" style:display-name="1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_31_-outline1" style:display-name="1-outline1" style:family="presentation">
      <style:graphic-properties draw:stroke="none" draw:fill="none" draw:fill-color="#ffffcc" draw:fill-image-width="1cm" draw:fill-image-height="1cm">
        <text:list-style style:name="_31_-outline1" style:display-name="1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_31_-outline2" style:display-name="1-outline2" style:family="presentation" style:parent-style-name="_31_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_31_-outline3" style:display-name="1-outline3" style:family="presentation" style:parent-style-name="_31_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_31_-outline4" style:display-name="1-outline4" style:family="presentation" style:parent-style-name="_31_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5" style:display-name="1-outline5" style:family="presentation" style:parent-style-name="_31_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6" style:display-name="1-outline6" style:family="presentation" style:parent-style-name="_31_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7" style:display-name="1-outline7" style:family="presentation" style:parent-style-name="_31_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8" style:display-name="1-outline8" style:family="presentation" style:parent-style-name="_31_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9" style:display-name="1-outline9" style:family="presentation" style:parent-style-name="_31_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subtitle" style:display-name="1-subtitle" style:family="presentation">
      <style:graphic-properties draw:stroke="none" draw:fill="none" draw:textarea-vertical-align="middle">
        <text:list-style style:name="_31_-subtitle" style:display-name="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_31_-title" style:display-name="1-title" style:family="presentation">
      <style:graphic-properties draw:stroke="none" draw:fill="none" draw:fill-color="#ffcccc" draw:fill-image-width="1cm" draw:fill-image-height="1cm" draw:textarea-vertical-align="middle">
        <text:list-style style:name="_31_-title" style:display-name="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0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2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1.361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cm" fo:min-width="0.658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Обычный-backgroundobjects">
      <style:graphic-properties draw:stroke="none" draw:fill="none" draw:fill-color="#bbe0e3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_31_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_31_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_31_-title">
      <style:graphic-properties draw:stroke="none" draw:fill="none" draw:fill-color="#ffffff" draw:auto-grow-height="false" fo:min-height="3.507cm"/>
    </style:style>
    <style:style style:name="Mpr7" style:family="presentation" style:parent-style-name="_31_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_31_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_31_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12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3" style:family="paragraph">
      <style:text-properties fo:color="#ffffcc" fo:font-family="Arial" style:font-family-generic="swiss" fo:font-size="21.7999992370605pt" fo:font-style="italic" fo:font-weight="bold" style:font-size-asian="24pt" style:font-style-asian="italic" style:font-size-complex="24pt" style:font-style-complex="italic"/>
    </style:style>
    <style:style style:name="MP14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fo:font-family="'Arial Narrow'" style:font-family-generic="swiss" style:font-pitch="variable" fo:font-size="16pt"/>
    </style:style>
    <style:style style:name="MT5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6" style:family="text">
      <style:text-properties fo:color="#ffffcc" fo:font-family="Arial" style:font-family-generic="swiss" fo:font-size="24pt" fo:font-style="italic" fo:font-weight="bold" style:font-size-asian="24pt" style:font-style-asian="italic" style:font-size-complex="24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867cm"/>
      <draw:page-thumbnail draw:layer="backgroundobjects" svg:width="7.764cm" svg:height="5.822cm" svg:x="1cm" svg:y="10.703cm"/>
      <draw:page-thumbnail draw:layer="backgroundobjects" svg:width="7.764cm" svg:height="5.822cm" svg:x="1cm" svg:y="18.539cm"/>
      <draw:page-thumbnail draw:layer="backgroundobjects" svg:width="7.764cm" svg:height="5.822cm" svg:x="9.765cm" svg:y="2.867cm"/>
      <draw:page-thumbnail draw:layer="backgroundobjects" svg:width="7.764cm" svg:height="5.822cm" svg:x="9.765cm" svg:y="10.703cm"/>
      <draw:page-thumbnail draw:layer="backgroundobjects" svg:width="7.764cm" svg:height="5.822cm" svg:x="9.765cm" svg:y="18.539cm"/>
      <draw:frame draw:style-name="Mgr1" draw:text-style-name="MP1" draw:layer="backgroundobjects" svg:width="8.041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6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6cm" svg:x="10.488cm" svg:y="25.869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8.53cm" svg:height="27.23cm" svg:x="0cm" svg:y="0cm">
          <text:p/>
        </draw:rect>
        <draw:frame presentation:style-name="Mpr2" draw:text-style-name="MP5" draw:layer="backgroundobjects" svg:width="8.026cm" svg:height="1.36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026cm" svg:height="1.364cm" svg:x="10.495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3.617cm" svg:height="10.214cm" svg:x="2.455cm" svg:y="2.041cm" presentation:class="page"/>
        <draw:frame presentation:style-name="Обычный-notes" draw:layer="backgroundobjects" svg:width="14.821cm" svg:height="12.255cm" svg:x="1.851cm" svg:y="12.934cm" presentation:class="notes" presentation:placeholder="true">
          <draw:text-box/>
        </draw:frame>
        <draw:frame presentation:style-name="Mpr3" draw:text-style-name="MP5" draw:layer="backgroundobjects" svg:width="8.026cm" svg:height="1.364cm" svg:x="0cm" svg:y="25.86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026cm" svg:height="1.364cm" svg:x="10.495cm" svg:y="25.861cm" presentation:class="page-number">
          <draw:text-box>
            <text:list text:style-name="ML1">
              <text:list-header>
                <text:p text:style-name="MP6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_31_" style:display-name="1" style:page-layout-name="PM1" draw:style-name="Mdp2">
      <draw:polygon presentation:style-name="Mpr4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5" draw:text-style-name="MP3" draw:layer="backgroundobjects" svg:width="25.399cm" svg:height="1.793cm" svg:x="0cm" svg:y="0cm">
        <text:p/>
      </draw:rect>
      <draw:frame presentation:style-name="Mpr6" draw:text-style-name="MP9" draw:layer="backgroundobjects" svg:width="22.679cm" svg:height="1.815cm" svg:x="1.814cm" svg:y="-3.628cm" presentation:class="title">
        <draw:text-box draw:corner-radius="0.001cm">
          <text:p text:style-name="MP8">День 1</text:p>
        </draw:text-box>
      </draw:frame>
      <draw:frame presentation:style-name="Mpr7" draw:text-style-name="MP10" draw:layer="backgroundobjects" svg:width="24.063cm" svg:height="15.926cm" svg:x="0.676cm" svg:y="2.721cm" presentation:class="outline">
        <draw:text-box>
          <text:list text:style-name="ML3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51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4" draw:text-style-name="MP11" draw:layer="backgroundobjects" svg:width="2.39cm" svg:height="0.927cm" draw:transform="rotate (0.174881991049799) translate (23.117cm 18.041cm)">
        <draw:text-box>
          <text:p text:style-name="MP8"><text:span text:style-name="MT4"><text:page-number>&lt;номер&gt;</text:page-number></text:span></text:p>
        </draw:text-box>
      </draw:frame>
      <draw:frame draw:style-name="Mgr5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6" draw:text-style-name="MP12" draw:layer="backgroundobjects" svg:width="21.861cm" svg:height="1.013cm" svg:x="0.237cm" svg:y="17.961cm">
        <draw:text-box>
          <text:p><text:span text:style-name="MT5">Москва, Институт Системного Программирования РАН</text:span></text:p>
        </draw:text-box>
      </draw:frame>
      <draw:frame draw:style-name="Mgr7" draw:text-style-name="MP13" draw:layer="backgroundobjects" svg:width="23.132cm" svg:height="1.94cm" svg:x="2.358cm" svg:y="-0.035cm">
        <draw:text-box>
          <text:p><text:span text:style-name="MT6">День I, Модуль 0. Структура курса</text:span></text:p>
        </draw:text-box>
      </draw:frame>
      <presentation:notes style:page-layout-name="PM2">
        <draw:page-thumbnail presentation:style-name="_31_-title" draw:layer="backgroundobjects" svg:width="12.093cm" svg:height="9.424cm" svg:x="3.218cm" svg:y="2.615cm" presentation:class="page"/>
        <draw:frame presentation:style-name="_31_-notes" draw:layer="backgroundobjects" svg:width="12.81cm" svg:height="10.46cm" svg:x="2.866cm" svg:y="12.954cm" presentation:class="notes" presentation:placeholder="true">
          <draw:text-box/>
        </draw:frame>
        <draw:polygon presentation:style-name="Mpr4" draw:text-style-name="MP3" draw:layer="backgroundobjects" svg:width="2.205cm" svg:height="2.291cm" svg:x="15.079cm" svg:y="21.49cm" svg:viewBox="0 0 2206 2292" draw:points="0,2291 2205,0 2206,2292">
          <text:p/>
        </draw:polygon>
        <dr3d:scene presentation:style-name="Mpr8" svg:width="1.179cm" svg:height="1.157cm" svg:x="15.882cm" svg:y="22.222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8" draw:text-style-name="MP14" draw:layer="backgroundobjects" svg:width="2.39cm" svg:height="0.93cm" draw:transform="rotate (0.181514242207376) translate (15.1cm 22.677cm)">
          <draw:text-box>
            <text:p text:style-name="MP8"><text:span text:style-name="MT4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Учебный курс по открытым пакетам</dc:title>
    <meta:initial-creator>Sergei Strizhak</meta:initial-creator>
    <meta:creation-date>2011-04-13T17:51:42</meta:creation-date>
    <dc:date>2011-07-01T08:49:27</dc:date>
    <meta:editing-cycles>74</meta:editing-cycles>
    <meta:editing-duration>PT8H8M53S</meta:editing-duration>
    <meta:generator>OpenOffice.org/3.3$Unix OpenOffice.org_project/330m20$Build-9567</meta:generator>
    <meta:document-statistic meta:object-count="118"/>
  </office:meta>
</office:document-meta>
</file>